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2967" officeooo:paragraph-rsid="00162967"/>
    </style:style>
    <style:style style:name="P2" style:family="paragraph" style:parent-style-name="Standard" style:list-style-name="L1">
      <style:text-properties officeooo:rsid="00162967" officeooo:paragraph-rsid="00162967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tratado de simular una página que se parezca a la de SEGA. He hecho:</text:p>
      <text:list xml:id="list2033579894" text:style-name="L1">
        <text:list-item>
          <text:p text:style-name="P2">Página de inicio: Metes las credenciales para ir a la página que muestra qué contenidos se pueden acceder </text:p>
        </text:list-item>
        <text:list-item>
          <text:p text:style-name="P2">Página con los contenidos a los que acceder(en este caso, los videojuegos PERSONA 5 ROYAL, SONIC FRONTIERS y YAKUZA: LIKE A DRAGON)</text:p>
        </text:list-item>
        <text:list-item>
          <text:p text:style-name="P2">Cada página de contenido tiene un resumen del juego, una captura de pantalla, algunas características del juego y una tabla con los requisitos mínimos para que el juego pueda funcionar en PC.</text:p>
        </text:list-item>
        <text:list-item>
          <text:p text:style-name="P2">Página de contacto, con un iframe de mapa y un formulari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5:57:26.753731105</meta:creation-date>
    <dc:date>2022-12-30T16:01:55.437338500</dc:date>
    <meta:editing-duration>PT4M29S</meta:editing-duration>
    <meta:editing-cycles>1</meta:editing-cycles>
    <meta:document-statistic meta:table-count="0" meta:image-count="0" meta:object-count="0" meta:page-count="1" meta:paragraph-count="5" meta:word-count="102" meta:character-count="560" meta:non-whitespace-character-count="466"/>
    <meta:generator>LibreOffice/7.3.7.2$Linux_X86_64 LibreOffice_project/30$Build-2</meta:generator>
  </office:meta>
</office:document-meta>
</file>